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Khand" svg:font-family="Khand"/>
    <style:font-face style:name="Khand1" svg:font-family="Khand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,</text:p>
      <text:p text:style-name="Standard"/>
      <text:p text:style-name="Standard">Mr {d.firstname} {d.lastname} has contacted us to bring a request to our attention.</text:p>
      <text:p text:style-name="Standard"/>
      <text:p text:style-name="Standard">He doesn't think it's right that your baguette should cost 2€50, and we don't think it's right either.</text:p>
      <text:p text:style-name="Standard"/>
      <text:p text:style-name="Standard">Please lower the price of your baguette, we reserve the right to an URSSAF inspection if the price is not lowered.</text:p>
      <text:p text:style-name="Standard"/>
      <text:p text:style-name="Standard">ComplainI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Khand" svg:font-family="Khand"/>
    <style:font-face style:name="Khand1" svg:font-family="Khand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Khand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Khand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Khand1" style:font-family-complex="Khand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Khand" style:font-family-complex="Khan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Khand" style:font-family-complex="Khand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hand" style:font-family-complex="Khan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7:58:18.572054580</meta:creation-date>
    <dc:date>2024-08-22T17:58:21.930913797</dc:date>
    <meta:editing-duration>PT3S</meta:editing-duration>
    <meta:editing-cycles>1</meta:editing-cycles>
    <meta:document-statistic meta:table-count="0" meta:image-count="0" meta:object-count="0" meta:page-count="1" meta:paragraph-count="5" meta:word-count="54" meta:character-count="316" meta:non-whitespace-character-count="267"/>
    <meta:generator>LibreOffice/7.4.7.2$Linux_X86_64 LibreOffice_project/40$Build-2</meta:generator>
  </office:meta>
</office:document-meta>
</file>